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25.709cm" fo:margin-left="0cm" fo:margin-top="0cm" fo:margin-bottom="0cm" table:align="left" style:may-break-between-rows="true" style:writing-mode="page"/>
    </style:style>
    <style:style style:name="Таблица1.A" style:family="table-column">
      <style:table-column-properties style:column-width="1.101cm"/>
    </style:style>
    <style:style style:name="Таблица1.B" style:family="table-column">
      <style:table-column-properties style:column-width="2.671cm"/>
    </style:style>
    <style:style style:name="Таблица1.C" style:family="table-column">
      <style:table-column-properties style:column-width="2.623cm"/>
    </style:style>
    <style:style style:name="Таблица1.D" style:family="table-column">
      <style:table-column-properties style:column-width="3.395cm"/>
    </style:style>
    <style:style style:name="Таблица1.E" style:family="table-column">
      <style:table-column-properties style:column-width="6.197cm"/>
    </style:style>
    <style:style style:name="Таблица1.F" style:family="table-column">
      <style:table-column-properties style:column-width="6.195cm"/>
    </style:style>
    <style:style style:name="Таблица1.G" style:family="table-column">
      <style:table-column-properties style:column-width="3.528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" fo:padding="0.097cm" fo:border="0.5pt solid #000000"/>
    </style:style>
    <style:style style:name="Таблица1.2" style:family="table-row">
      <style:table-row-properties style:min-row-height="0.841cm" fo:keep-together="auto"/>
    </style:style>
    <style:style style:name="Таблица1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1.632cm" fo:keep-together="auto"/>
    </style:style>
    <style:style style:name="Таблица1.5" style:family="table-row">
      <style:table-row-properties style:min-row-height="2.422cm" fo:keep-together="auto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4.283cm" style:rel-column-width="10922*"/>
    </style:style>
    <style:style style:name="Таблица2.B" style:family="table-column">
      <style:table-column-properties style:column-width="4.283cm" style:rel-column-width="1092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F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4.283cm" style:rel-column-width="10922*"/>
    </style:style>
    <style:style style:name="Таблица3.B" style:family="table-column">
      <style:table-column-properties style:column-width="4.283cm" style:rel-column-width="1092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F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4.283cm" style:rel-column-width="10922*"/>
    </style:style>
    <style:style style:name="Таблица4.B" style:family="table-column">
      <style:table-column-properties style:column-width="4.283cm" style:rel-column-width="10923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4.283cm" style:rel-column-width="10922*"/>
    </style:style>
    <style:style style:name="Таблица5.B" style:family="table-column">
      <style:table-column-properties style:column-width="4.283cm" style:rel-column-width="1092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F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5f2da5" officeooo:paragraph-rsid="005f2da5" style:font-weight-asian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6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7" style:family="paragraph" style:parent-style-name="Заголовок_20_2_20_титул">
      <style:text-properties officeooo:rsid="005b5a21" officeooo:paragraph-rsid="005b5a21"/>
    </style:style>
    <style:style style:name="P18" style:family="paragraph" style:parent-style-name="Standard">
      <style:text-properties officeooo:rsid="005f2da5" officeooo:paragraph-rsid="005f2da5"/>
    </style:style>
    <style:style style:name="P19" style:family="paragraph" style:parent-style-name="Text_20_body">
      <style:text-properties officeooo:rsid="005f2da5" officeooo:paragraph-rsid="005f2da5"/>
    </style:style>
    <style:style style:name="P2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6f3a0" officeooo:paragraph-rsid="0066f3a0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paragraph-rsid="006b0ad4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6b0e7e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a73574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a874cb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6aa44c" officeooo:paragraph-rsid="006aa44c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6b0ad4" officeooo:paragraph-rsid="006b0ad4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7a6023" officeooo:paragraph-rsid="007a6023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7a6023" officeooo:paragraph-rsid="00a874cb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bbbb8" officeooo:paragraph-rsid="007bbbb8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6b0e7e" officeooo:paragraph-rsid="006b0e7e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6f0e03" officeooo:paragraph-rsid="006f0e03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8df23c" officeooo:paragraph-rsid="008df23c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8f4391" officeooo:paragraph-rsid="008f4391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138eb" officeooo:paragraph-rsid="007138eb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138eb" officeooo:paragraph-rsid="00a3c1cf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915bc2" officeooo:paragraph-rsid="00915bc2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92efbc" officeooo:paragraph-rsid="0092efbc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a518af" officeooo:paragraph-rsid="00a518af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a759a2" officeooo:paragraph-rsid="00a759a2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a8c77e" officeooo:paragraph-rsid="00a8c77e"/>
    </style:style>
    <style:style style:name="P43" style:family="paragraph" style:parent-style-name="Table_20_Contents">
      <style:text-properties fo:language="en" fo:country="US" officeooo:rsid="0074d680" officeooo:paragraph-rsid="0119aaf3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6b0e7e" officeooo:paragraph-rsid="006b0e7e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officeooo:rsid="006d37a8" officeooo:paragraph-rsid="006d37a8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83259a" officeooo:paragraph-rsid="0083259a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6f0e03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04ed5" officeooo:paragraph-rsid="00704ed5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92efbc" officeooo:paragraph-rsid="0092efbc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947bb5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language="ru" fo:country="RU" officeooo:rsid="009fc0da" officeooo:paragraph-rsid="009fc0da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a518af" officeooo:paragraph-rsid="00a518af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b9c38e" officeooo:paragraph-rsid="0112afcf" loext:padding="0cm" loext:border="none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c2e031" officeooo:paragraph-rsid="01170150" loext:padding="0cm" loext:border="none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8aaf9e" officeooo:paragraph-rsid="008aaf9e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704ed5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947bb5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rsid="00938d77" officeooo:paragraph-rsid="00938d77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officeooo:rsid="0095ff72" officeooo:paragraph-rsid="0095ff72"/>
    </style:style>
    <style:style style:name="P60" style:family="paragraph" style:parent-style-name="Standard">
      <style:text-properties officeooo:paragraph-rsid="00b1cdf0"/>
    </style:style>
    <style:style style:name="P61" style:family="paragraph" style:parent-style-name="Text_20_body">
      <style:text-properties officeooo:rsid="00fc5c61" officeooo:paragraph-rsid="00fc5c61"/>
    </style:style>
    <style:style style:name="P62" style:family="paragraph" style:parent-style-name="Table">
      <style:paragraph-properties fo:keep-with-next="always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18f58" officeooo:paragraph-rsid="01151362" loext:padding="0cm" loext:border="none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1151362" loext:padding="0cm" loext:border="none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11395ec" loext:padding="0cm" loext:border="none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11811ed" loext:padding="0cm" loext:border="none"/>
    </style:style>
    <style:style style:name="P67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e81e9" officeooo:paragraph-rsid="010e81e9" style:font-size-asian="14pt" style:font-weight-asian="bold" style:font-name-complex="Lohit Devanagari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f9f93" officeooo:paragraph-rsid="010f9f93" style:font-size-asian="14pt" style:font-weight-asian="bold" style:font-name-complex="Lohit Devanagari" style:font-size-complex="14pt" style:font-weight-complex="bold"/>
    </style:style>
    <style:style style:name="P69" style:family="paragraph" style:parent-style-name="Heading_20_1">
      <style:text-properties officeooo:rsid="005f2da5" officeooo:paragraph-rsid="005f2da5"/>
    </style:style>
    <style:style style:name="P7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9f180"/>
    </style:style>
    <style:style style:name="P71" style:family="paragraph" style:parent-style-name="Heading_20_2"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/>
      <style:text-properties fo:color="#e6edf3" loext:opacity="100%" style:font-name="Source Code Pro Semibold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72" style:family="paragraph" style:parent-style-name="Heading_20_2" style:master-page-name="Landscape">
      <style:paragraph-properties style:page-number="auto"/>
    </style:style>
    <style:style style:name="P73" style:family="paragraph" style:parent-style-name="Heading_20_2" style:master-page-name="Standard">
      <style:paragraph-properties style:page-number="auto"/>
      <style:text-properties officeooo:paragraph-rsid="013e0cdd"/>
    </style:style>
    <style:style style:name="P74" style:family="paragraph" style:parent-style-name="Standard">
      <style:text-properties officeooo:paragraph-rsid="012bbd89"/>
    </style:style>
    <style:style style:name="P75" style:family="paragraph" style:parent-style-name="Standard">
      <style:text-properties fo:language="en" fo:country="US" officeooo:rsid="00b34b3a" officeooo:paragraph-rsid="012bbd89"/>
    </style:style>
    <style:style style:name="P76" style:family="paragraph" style:parent-style-name="Standard">
      <style:text-properties officeooo:rsid="012bbd89" officeooo:paragraph-rsid="012bbd89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12e657c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1365c84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13f4b4d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12e657c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1365c84"/>
    </style:style>
    <style:style style:name="P82" style:family="paragraph" style:parent-style-name="Standard">
      <style:text-properties officeooo:paragraph-rsid="00b1cdf0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officeooo:rsid="00fa1c48" officeooo:paragraph-rsid="01418d81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officeooo:rsid="006f0e03" officeooo:paragraph-rsid="01444bde"/>
    </style:style>
    <style:style style:name="P85" style:family="paragraph" style:parent-style-name="Standard">
      <style:text-properties officeooo:rsid="01471646" officeooo:paragraph-rsid="01471646"/>
    </style:style>
    <style:style style:name="P86" style:family="paragraph" style:parent-style-name="Table">
      <style:paragraph-properties fo:keep-with-next="always"/>
    </style:style>
    <style:style style:name="P87" style:family="paragraph" style:parent-style-name="Table">
      <style:text-properties officeooo:paragraph-rsid="013d3f85"/>
    </style:style>
    <style:style style:name="P88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e81e9" officeooo:paragraph-rsid="012bbd89" style:font-size-asian="14pt" style:font-weight-asian="bold" style:font-name-complex="Lohit Devanagari" style:font-size-complex="14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e81e9" officeooo:paragraph-rsid="01365c84" style:font-size-asian="14pt" style:font-weight-asian="bold" style:font-name-complex="Lohit Devanagari" style:font-size-complex="14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e81e9" officeooo:paragraph-rsid="013d3f85" style:font-size-asian="14pt" style:font-weight-asian="bold" style:font-name-complex="Lohit Devanagari" style:font-size-complex="14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e81e9" officeooo:paragraph-rsid="013e0cdd" style:font-size-asian="14pt" style:font-weight-asian="bold" style:font-name-complex="Lohit Devanagari" style:font-size-complex="14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f9f93" officeooo:paragraph-rsid="012bbd89" style:font-size-asian="14pt" style:font-weight-asian="bold" style:font-name-complex="Lohit Devanagari" style:font-size-complex="14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f9f93" officeooo:paragraph-rsid="01365c84" style:font-size-asian="14pt" style:font-weight-asian="bold" style:font-name-complex="Lohit Devanagari" style:font-size-complex="14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f9f93" officeooo:paragraph-rsid="013d3f85" style:font-size-asian="14pt" style:font-weight-asian="bold" style:font-name-complex="Lohit Devanagari" style:font-size-complex="14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PT Astra Serif" fo:font-size="14pt" fo:font-weight="bold" officeooo:rsid="010f9f93" officeooo:paragraph-rsid="013e0cdd" style:font-size-asian="14pt" style:font-weight-asian="bold" style:font-name-complex="Lohit Devanagari" style:font-size-complex="14pt" style:font-weight-complex="bold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12bbd89" loext:padding="0cm" loext:border="none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12bbd89" loext:padding="0cm" loext:border="none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12e657c" loext:padding="0cm" loext:border="none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13a3067" loext:padding="0cm" loext:border="none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13d3f85" loext:padding="0cm" loext:border="none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12bbd89" loext:padding="0cm" loext:border="none"/>
    </style:style>
    <style:style style:name="P102" style:family="paragraph" style:parent-style-name="Table_20_Contents">
      <style:text-properties fo:language="en" fo:country="US" officeooo:rsid="0074d680" officeooo:paragraph-rsid="012bbd89"/>
    </style:style>
    <style:style style:name="P103" style:family="paragraph" style:parent-style-name="Table_20_Contents">
      <style:text-properties fo:language="en" fo:country="US" officeooo:rsid="0074d680" officeooo:paragraph-rsid="01365c84"/>
    </style:style>
    <style:style style:name="P104" style:family="paragraph" style:parent-style-name="Table_20_Contents">
      <style:text-properties fo:language="en" fo:country="US" officeooo:rsid="0074d680" officeooo:paragraph-rsid="013d3f85"/>
    </style:style>
    <style:style style:name="P105" style:family="paragraph" style:parent-style-name="Table_20_Contents">
      <style:text-properties fo:language="en" fo:country="US" officeooo:rsid="0074d680" officeooo:paragraph-rsid="013e0cdd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5ae06" officeooo:paragraph-rsid="012bd847" loext:padding="0cm" loext:border="none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7661d" officeooo:paragraph-rsid="00090ded" loext:padding="0cm" loext:border="none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12e657c" loext:padding="0cm" loext:border="none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1365c84" loext:padding="0cm" loext:border="none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13a3067" loext:padding="0cm" loext:border="none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13d3f85" loext:padding="0cm" loext:border="none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13e0cdd" loext:padding="0cm" loext:border="none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00df8" officeooo:paragraph-rsid="012f1df7" loext:padding="0cm" loext:border="none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12c54" officeooo:paragraph-rsid="00090ded" loext:padding="0cm" loext:border="none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12c54" officeooo:paragraph-rsid="01365c84" loext:padding="0cm" loext:border="none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747cd" officeooo:paragraph-rsid="0137d1d1" loext:padding="0cm" loext:border="none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747cd" officeooo:paragraph-rsid="013d3f85" loext:padding="0cm" loext:border="none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9eb90" officeooo:paragraph-rsid="0139aaa3" loext:padding="0cm" loext:border="none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9eb90" officeooo:paragraph-rsid="013d3f85" loext:padding="0cm" loext:border="none"/>
    </style:style>
    <style:style style:name="P120" style:family="paragraph" style:parent-style-name="Table_20_Contents">
      <style:text-properties officeooo:rsid="0074d680" officeooo:paragraph-rsid="01404f51"/>
    </style:style>
    <style:style style:name="P121" style:family="paragraph" style:parent-style-name="Table_20_Contents">
      <style:text-properties officeooo:rsid="0074d680" officeooo:paragraph-rsid="0143633b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13a3067" loext:padding="0cm" loext:border="none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13d3f85" loext:padding="0cm" loext:border="none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13e0cdd" loext:padding="0cm" loext:border="none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6442" officeooo:paragraph-rsid="013a36a9" loext:padding="0cm" loext:border="none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6442" officeooo:paragraph-rsid="013d3f85" loext:padding="0cm" loext:border="none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fdb8" officeooo:paragraph-rsid="00090ded" loext:padding="0cm" loext:border="none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fdb8" officeooo:paragraph-rsid="013d3f85" loext:padding="0cm" loext:border="none"/>
    </style:style>
    <style:style style:name="P129" style:family="paragraph" style:parent-style-name="Table_20_Contents">
      <style:text-properties officeooo:paragraph-rsid="013a3067"/>
    </style:style>
    <style:style style:name="P130" style:family="paragraph" style:parent-style-name="Table_20_Contents">
      <style:text-properties officeooo:paragraph-rsid="013d3f85"/>
    </style:style>
    <style:style style:name="P13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132" style:family="paragraph" style:parent-style-name="Text_20_body" style:list-style-name="L1">
      <style:text-properties officeooo:rsid="00612ad1" officeooo:paragraph-rsid="00612ad1"/>
    </style:style>
    <style:style style:name="P133" style:family="paragraph" style:parent-style-name="Text_20_body" style:list-style-name="L1">
      <style:text-properties officeooo:rsid="005f2da5" officeooo:paragraph-rsid="005f2da5"/>
    </style:style>
    <style:style style:name="P134" style:family="paragraph" style:parent-style-name="Text_20_body" style:list-style-name="L1">
      <style:text-properties officeooo:rsid="005f2da5" officeooo:paragraph-rsid="00612ad1"/>
    </style:style>
    <style:style style:name="P135" style:family="paragraph" style:parent-style-name="Text_20_body" style:list-style-name="L1">
      <style:text-properties officeooo:rsid="0060799e" officeooo:paragraph-rsid="0060799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officeooo:rsid="005b5a21"/>
    </style:style>
    <style:style style:name="T10" style:family="text">
      <style:text-properties officeooo:rsid="005c4ead"/>
    </style:style>
    <style:style style:name="T11" style:family="text">
      <style:text-properties officeooo:rsid="005f2da5"/>
    </style:style>
    <style:style style:name="T12" style:family="text">
      <style:text-properties officeooo:rsid="0060799e"/>
    </style:style>
    <style:style style:name="T13" style:family="text">
      <style:text-properties officeooo:rsid="00612ad1"/>
    </style:style>
    <style:style style:name="T14" style:family="text">
      <style:text-properties officeooo:rsid="0062fc6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65a154"/>
    </style:style>
    <style:style style:name="T17" style:family="text">
      <style:text-properties fo:language="en" fo:country="US" officeooo:rsid="0077a41e"/>
    </style:style>
    <style:style style:name="T18" style:family="text">
      <style:text-properties fo:language="en" fo:country="US" officeooo:rsid="00790e88"/>
    </style:style>
    <style:style style:name="T19" style:family="text">
      <style:text-properties fo:language="en" fo:country="US" officeooo:rsid="00a01336"/>
    </style:style>
    <style:style style:name="T20" style:family="text">
      <style:text-properties fo:language="en" fo:country="US" officeooo:rsid="00a1c94f"/>
    </style:style>
    <style:style style:name="T21" style:family="text">
      <style:text-properties fo:language="en" fo:country="US" fo:font-style="normal" officeooo:rsid="00b63488" style:font-style-asian="normal" style:font-style-complex="normal"/>
    </style:style>
    <style:style style:name="T22" style:family="text">
      <style:text-properties fo:language="en" fo:country="US" officeooo:rsid="00be4647"/>
    </style:style>
    <style:style style:name="T23" style:family="text">
      <style:text-properties fo:language="en" fo:country="US" officeooo:rsid="00c00ba4"/>
    </style:style>
    <style:style style:name="T24" style:family="text">
      <style:text-properties fo:language="en" fo:country="US" officeooo:rsid="00c10a28"/>
    </style:style>
    <style:style style:name="T25" style:family="text">
      <style:text-properties fo:language="en" fo:country="US" officeooo:rsid="00dedcd5"/>
    </style:style>
    <style:style style:name="T26" style:family="text">
      <style:text-properties fo:language="en" fo:country="US" officeooo:rsid="00ee8866"/>
    </style:style>
    <style:style style:name="T27" style:family="text">
      <style:text-properties fo:language="en" fo:country="US" officeooo:rsid="0074d680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66f3a0"/>
    </style:style>
    <style:style style:name="T30" style:family="text">
      <style:text-properties fo:language="ru" fo:country="RU" officeooo:rsid="00790e88"/>
    </style:style>
    <style:style style:name="T31" style:family="text">
      <style:text-properties fo:language="ru" fo:country="RU" officeooo:rsid="006f0e03"/>
    </style:style>
    <style:style style:name="T32" style:family="text">
      <style:text-properties fo:language="ru" fo:country="RU" officeooo:rsid="008c2f81"/>
    </style:style>
    <style:style style:name="T33" style:family="text">
      <style:text-properties fo:language="ru" fo:country="RU" officeooo:rsid="00719e3c"/>
    </style:style>
    <style:style style:name="T34" style:family="text">
      <style:text-properties fo:language="ru" fo:country="RU" officeooo:rsid="0094fbf7"/>
    </style:style>
    <style:style style:name="T35" style:family="text">
      <style:text-properties fo:language="ru" fo:country="RU" officeooo:rsid="00a78ee1"/>
    </style:style>
    <style:style style:name="T36" style:family="text">
      <style:text-properties fo:language="ru" fo:country="RU" officeooo:rsid="00a86b1d"/>
    </style:style>
    <style:style style:name="T37" style:family="text">
      <style:text-properties fo:language="ru" fo:country="RU" officeooo:rsid="00be4647"/>
    </style:style>
    <style:style style:name="T38" style:family="text">
      <style:text-properties fo:language="ru" fo:country="RU" officeooo:rsid="00dc6780"/>
    </style:style>
    <style:style style:name="T39" style:family="text">
      <style:text-properties fo:language="ru" fo:country="RU" officeooo:rsid="00e6e8d7"/>
    </style:style>
    <style:style style:name="T40" style:family="text">
      <style:text-properties fo:language="ru" fo:country="RU" officeooo:rsid="0075a2f7"/>
    </style:style>
    <style:style style:name="T41" style:family="text">
      <style:text-properties fo:language="ru" fo:country="RU" officeooo:rsid="00fdce31"/>
    </style:style>
    <style:style style:name="T42" style:family="text">
      <style:text-properties fo:language="ru" fo:country="RU" officeooo:rsid="00ff5a36"/>
    </style:style>
    <style:style style:name="T43" style:family="text">
      <style:text-properties fo:language="ru" fo:country="RU" officeooo:rsid="0100b710"/>
    </style:style>
    <style:style style:name="T44" style:family="text">
      <style:text-properties fo:language="ru" fo:country="RU" officeooo:rsid="01015fe9"/>
    </style:style>
    <style:style style:name="T45" style:family="text">
      <style:text-properties fo:language="ru" fo:country="RU" officeooo:rsid="01029665"/>
    </style:style>
    <style:style style:name="T46" style:family="text">
      <style:text-properties fo:language="ru" fo:country="RU" officeooo:rsid="01046330"/>
    </style:style>
    <style:style style:name="T47" style:family="text">
      <style:text-properties fo:language="ru" fo:country="RU" officeooo:rsid="00a01336"/>
    </style:style>
    <style:style style:name="T48" style:family="text">
      <style:text-properties officeooo:rsid="006be4b5"/>
    </style:style>
    <style:style style:name="T49" style:family="text">
      <style:text-properties officeooo:rsid="006c34d8"/>
    </style:style>
    <style:style style:name="T50" style:family="text">
      <style:text-properties officeooo:rsid="006aa44c"/>
    </style:style>
    <style:style style:name="T51" style:family="text">
      <style:text-properties officeooo:rsid="006b0ad4"/>
    </style:style>
    <style:style style:name="T52" style:family="text">
      <style:text-properties officeooo:rsid="00709d81"/>
    </style:style>
    <style:style style:name="T53" style:family="text">
      <style:text-properties officeooo:rsid="00744d1c"/>
    </style:style>
    <style:style style:name="T54" style:family="text">
      <style:text-properties officeooo:rsid="00746130"/>
    </style:style>
    <style:style style:name="T55" style:family="text">
      <style:text-properties officeooo:rsid="007a6023"/>
    </style:style>
    <style:style style:name="T56" style:family="text">
      <style:text-properties officeooo:rsid="007da9ba"/>
    </style:style>
    <style:style style:name="T57" style:family="text">
      <style:text-properties officeooo:rsid="006b0e7e"/>
    </style:style>
    <style:style style:name="T58" style:family="text">
      <style:text-properties officeooo:rsid="006d37a8"/>
    </style:style>
    <style:style style:name="T59" style:family="text">
      <style:text-properties officeooo:rsid="006f0e03"/>
    </style:style>
    <style:style style:name="T60" style:family="text">
      <style:text-properties officeooo:rsid="0075a2f7"/>
    </style:style>
    <style:style style:name="T61" style:family="text">
      <style:text-properties officeooo:rsid="008a4dd8"/>
    </style:style>
    <style:style style:name="T62" style:family="text">
      <style:text-properties officeooo:rsid="008d3178"/>
    </style:style>
    <style:style style:name="T63" style:family="text">
      <style:text-properties officeooo:rsid="00947bb5"/>
    </style:style>
    <style:style style:name="T64" style:family="text">
      <style:text-properties officeooo:rsid="00970498"/>
    </style:style>
    <style:style style:name="T65" style:family="text">
      <style:text-properties officeooo:rsid="00a01336"/>
    </style:style>
    <style:style style:name="T66" style:family="text">
      <style:text-properties officeooo:rsid="00a78ee1"/>
    </style:style>
    <style:style style:name="T67" style:family="text">
      <style:text-properties officeooo:rsid="00aaa78b"/>
    </style:style>
    <style:style style:name="T68" style:family="text">
      <style:text-properties officeooo:rsid="00be4647"/>
    </style:style>
    <style:style style:name="T69" style:family="text">
      <style:text-properties officeooo:rsid="00d5ee24"/>
    </style:style>
    <style:style style:name="T70" style:family="text">
      <style:text-properties officeooo:rsid="00dc6780"/>
    </style:style>
    <style:style style:name="T71" style:family="text">
      <style:text-properties officeooo:rsid="00dedcd5"/>
    </style:style>
    <style:style style:name="T72" style:family="text">
      <style:text-properties officeooo:rsid="0110b96d"/>
    </style:style>
    <style:style style:name="T73" style:family="text">
      <style:text-properties officeooo:rsid="01170150"/>
    </style:style>
    <style:style style:name="T74" style:family="text">
      <style:text-properties officeooo:rsid="011f020f"/>
    </style:style>
    <style:style style:name="T75" style:family="text">
      <style:text-properties officeooo:rsid="01228058"/>
    </style:style>
    <style:style style:name="T76" style:family="text">
      <style:text-properties officeooo:rsid="01279f55"/>
    </style:style>
    <style:style style:name="T77" style:family="text">
      <style:text-properties officeooo:rsid="01296873"/>
    </style:style>
    <style:style style:name="T78" style:family="text">
      <style:text-properties officeooo:rsid="013316e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31">Министерство образования, науки и молодежной политики</text:p>
      <text:p text:style-name="P7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6"><text:span text:style-name="Emphasis"/></text:p>
      <text:p text:style-name="P2"/>
      <text:p text:style-name="P2"/>
      <text:p text:style-name="P3">Поддержка и <text:span text:style-name="T10">т</text:span>естирование программных модулей</text:p>
      <text:p text:style-name="P12">ЛАБОРАТОРНАЯ РАБОТА №<text:span text:style-name="T16">4</text:span></text:p>
      <text:p text:style-name="P17">по теме:</text:p>
      <text:h text:style-name="P69" text:outline-level="1">Тестирование «Черным ящиком»</text:h>
      <text:p text:style-name="Заголовок_20_2_20_титул"/>
      <text:p text:style-name="P9"><text:span text:style-name="T5">Выполн</text:span><text:span text:style-name="T6">ил:</text:span><text:span text:style-name="T3"> </text:span></text:p>
      <text:p text:style-name="P9"><text:span text:style-name="T4">студент ЕПК,</text:span> <text:span text:style-name="T4">группа</text:span> <text:span text:style-name="T29">И-22</text:span></text:p>
      <text:p text:style-name="P20">Синицын М. В.</text:p>
      <text:p text:style-name="P13"><text:span text:style-name="T4">Проверил</text:span>:</text:p>
      <text:p text:style-name="P8"><text:span text:style-name="T4">преподаватель </text:span><text:span text:style-name="T9">курса</text:span></text:p>
      <text:p text:style-name="P11">Фомин А. Т.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йск <text:span text:style-name="Emphasis"><text:span text:style-name="T1">20</text:span></text:span><text:span text:style-name="Emphasis"><text:span text:style-name="T2">2</text:span></text:span><text:span text:style-name="Emphasis"><text:span text:style-name="T21">4</text:span></text:span></text:p>
      <text:p text:style-name="P21"><text:span text:style-name="T5">Цель работы:</text:span> изучить метод тестирования «Черным ящиком»</text:p>
      <text:h text:style-name="P70" text:outline-level="2" text:is-list-header="true"><text:span text:style-name="T8">1 </text:span><text:span text:style-name="T7">Постановка задачи </text:span></text:h>
      <text:p text:style-name="Text_20_body">Дан код консольной игровой программы «Морской бой» <text:span text:style-name="T11">составленной на языке программирования C++. </text:span><text:span text:style-name="T13">Порядок выполнения работы</text:span></text:p>
      <text:list text:style-name="L1">
        <text:list-item>
          <text:p text:style-name="P132">Изучить вид тестирования «Черным ящиком»</text:p>
        </text:list-item>
        <text:list-item>
          <text:p text:style-name="P133">Изучить интерфейс программы;</text:p>
        </text:list-item>
        <text:list-item>
          <text:p text:style-name="P134">Выполнить тестирование;</text:p>
        </text:list-item>
        <text:list-item>
          <text:p text:style-name="P133">Составить тест-кейс по образцу;</text:p>
        </text:list-item>
        <text:list-item>
          <text:p text:style-name="P133">Составить баг-репорт. Приложить скриншоты дефектов программы.</text:p>
        </text:list-item>
        <text:list-item>
          <text:p text:style-name="P135">Сделать вывод (указать в чем вы видите несовершенство программы, пути улучшения программы; <text:span text:style-name="T14">анализ кодирования производить не нужно!</text:span>). </text:p>
        </text:list-item>
      </text:list>
      <text:p text:style-name="P19"/>
      <text:h text:style-name="P71" text:outline-level="2"/>
      <text:h text:style-name="P72" text:outline-level="2">2 Документация</text:h>
      <text:p text:style-name="Table">Таблица <text:sequence text:ref-name="refTable0" text:name="Table" text:formula="ooow:Table+1" style:num-format="1">1</text:sequence>. <text:span text:style-name="T48">тест-кейсы </text:span><text:span text:style-name="T49">для программы морской бо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5">Название</text:p>
          </table:table-cell>
          <table:table-cell table:style-name="Таблица1.A1" office:value-type="string">
            <text:p text:style-name="P15">Входные данные</text:p>
          </table:table-cell>
          <table:table-cell table:style-name="Таблица1.A1" office:value-type="string">
            <text:p text:style-name="P15">Предусловие</text:p>
          </table:table-cell>
          <table:table-cell table:style-name="Таблица1.A1" office:value-type="string">
            <text:p text:style-name="P15">Шаги</text:p>
          </table:table-cell>
          <table:table-cell table:style-name="Таблица1.A1" office:value-type="string">
            <text:p text:style-name="P15">Ожидаемый результат</text:p>
          </table:table-cell>
          <table:table-cell table:style-name="Таблица1.G1" office:value-type="string">
            <text:p text:style-name="P15">Статус</text:p>
          </table:table-cell>
        </table:table-row>
        <table:table-row table:style-name="Таблица1.2"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27">Запуск игрового процесса</text:p>
          </table:table-cell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2">Запустить <text:span text:style-name="T50">консольное </text:span>приложение </text:p>
          </table:table-cell>
          <table:table-cell table:style-name="Таблица1.A2" office:value-type="string">
            <text:p text:style-name="P22">1. <text:span text:style-name="T54">Ввести «</text:span><text:span text:style-name="T17">1</text:span><text:span text:style-name="T54">»</text:span><text:line-break/></text:p>
          </table:table-cell>
          <table:table-cell table:style-name="Таблица1.A2" office:value-type="string">
            <text:p text:style-name="P23">1. <text:span text:style-name="T51">Вывод сообщения «</text:span><text:span text:style-name="T52">Вв</text:span><text:span text:style-name="T51">едите координаты <text:s/>кораблей:</text:span></text:p>
            <text:p text:style-name="P28">горизонтальные - нос слева</text:p>
            <text:p text:style-name="P28">вертикальные - нос сверху;</text:p>
            <text:p text:style-name="P23"><text:span text:style-name="T51">начало координат левый верхний угол.»</text:span><text:line-break/>2. <text:span text:style-name="T51">Появление Карты-подсказки</text:span></text:p>
          </table:table-cell>
          <table:table-cell table:style-name="Таблица1.G2" office:value-type="string">
            <text:p text:style-name="P22">Passed</text:p>
          </table:table-cell>
        </table:table-row>
        <table:table-row table:style-name="Таблица1.2">
          <table:table-cell table:style-name="Таблица1.A2" office:value-type="string">
            <text:p text:style-name="P38">2</text:p>
          </table:table-cell>
          <table:table-cell table:style-name="Таблица1.A2" office:value-type="string">
            <text:p text:style-name="P27">Запуск игрового процесса <text:span text:style-name="T53">с нестандартным вводом данных</text:span></text:p>
          </table:table-cell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2">Запустить <text:span text:style-name="T50">консольное </text:span>приложение </text:p>
          </table:table-cell>
          <table:table-cell table:style-name="Таблица1.A2" office:value-type="string">
            <text:p text:style-name="P22">1. <text:span text:style-name="T30">Ввести «</text:span><text:span text:style-name="T18">2</text:span><text:span text:style-name="T30">»</text:span><text:line-break/></text:p>
          </table:table-cell>
          <table:table-cell table:style-name="Таблица1.A2" office:value-type="string">
            <text:p text:style-name="P23">1. <text:span text:style-name="T51">Вывод сообщения </text:span><text:span text:style-name="T55">о неправильном вводе</text:span></text:p>
            <text:p text:style-name="P29">2. Программа перезапуститься</text:p>
          </table:table-cell>
          <table:table-cell table:style-name="Таблица1.G2" office:value-type="string">
            <text:p text:style-name="P31"><text:span text:style-name="T56">F</text:span>ailed</text:p>
          </table:table-cell>
        </table:table-row>
        <table:table-row table:style-name="Таблица1.4">
          <table:table-cell table:style-name="Таблица1.A2" office:value-type="string">
            <text:p text:style-name="P38">3</text:p>
          </table:table-cell>
          <table:table-cell table:style-name="Таблица1.A2" office:value-type="string">
            <text:p text:style-name="P22"><text:s/><text:span text:style-name="T58">Выход размещаемого корабля за границу</text:span></text:p>
          </table:table-cell>
          <table:table-cell table:style-name="Таблица1.A2" office:value-type="string">
            <text:p text:style-name="P45">10, 10</text:p>
          </table:table-cell>
          <table:table-cell table:style-name="Таблица1.A2" office:value-type="string">
            <text:p text:style-name="P46">Началась расстановка кораблей</text:p>
          </table:table-cell>
          <table:table-cell table:style-name="Таблица1.A2" office:value-type="string">
            <text:p text:style-name="P22">1. <text:span text:style-name="T31">Выбрать способ установки корабля «Горизонтальный»</text:span></text:p>
          </table:table-cell>
          <table:table-cell table:style-name="Таблица1.A2" office:value-type="string">
            <text:p text:style-name="P22">1. <text:span text:style-name="T59">Предупреждение, что корабль выходит за границы поля</text:span></text:p>
          </table:table-cell>
          <table:table-cell table:style-name="Таблица1.G2" office:value-type="string">
            <text:p text:style-name="P33">Failed</text:p>
          </table:table-cell>
        </table:table-row>
        <table:table-row table:style-name="Таблица1.5">
          <table:table-cell table:style-name="Таблица1.A2" office:value-type="string">
            <text:p text:style-name="P4">4</text:p>
          </table:table-cell>
          <table:table-cell table:style-name="Таблица1.A2" office:value-type="string">
            <text:p text:style-name="P47"><text:s/>Победа <text:soft-page-break/>над противником <text:span text:style-name="T61">или проигрыш игрока</text:span>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55">Идёт процесс <text:soft-page-break/>игры</text:p>
          </table:table-cell>
          <table:table-cell table:style-name="Таблица1.A2" office:value-type="string">
            <text:p text:style-name="P22">1. <text:s/><text:span text:style-name="T59">Победить противника, </text:span><text:soft-page-break/><text:span text:style-name="T32">или проиграть</text:span></text:p>
          </table:table-cell>
          <table:table-cell table:style-name="Таблица1.A2" office:value-type="string">
            <text:p text:style-name="P22">1. <text:s/><text:span text:style-name="T59">Вывод сообщенния </text:span><text:span text:style-name="T62">о </text:span><text:soft-page-break/><text:span text:style-name="T62">победе игрока либо о его поражении</text:span></text:p>
          </table:table-cell>
          <table:table-cell table:style-name="Таблица1.G2" office:value-type="string">
            <text:p text:style-name="P34">Failed</text:p>
          </table:table-cell>
        </table:table-row>
        <table:table-row table:style-name="Таблица1.5">
          <table:table-cell table:style-name="Таблица1.A2" office:value-type="string">
            <text:p text:style-name="P35">5</text:p>
          </table:table-cell>
          <table:table-cell table:style-name="Таблица1.A2" office:value-type="string">
            <text:p text:style-name="P48">«Выстрел» в клетку выходящую за пределы <text:span text:style-name="T64">поля</text:span></text:p>
          </table:table-cell>
          <table:table-cell table:style-name="Таблица1.A2" office:value-type="string">
            <text:p text:style-name="P56">11, 11</text:p>
          </table:table-cell>
          <table:table-cell table:style-name="Таблица1.A2" office:value-type="string">
            <text:p text:style-name="P56">Запущен процесс игры</text:p>
          </table:table-cell>
          <table:table-cell table:style-name="Таблица1.A2" office:value-type="string">
            <text:p text:style-name="P56">1. Ввести координате <text:span text:style-name="T15">X </text:span><text:span text:style-name="T28">значение 11.</text:span></text:p>
            <text:p text:style-name="P56"><text:span text:style-name="T28">2. Ввести координате </text:span><text:span text:style-name="T15">Y </text:span><text:span text:style-name="T28">значение 11.</text:span></text:p>
            <text:p text:style-name="P56"><text:span text:style-name="T28">3. Нажать </text:span><text:span text:style-name="T15">Enter</text:span></text:p>
          </table:table-cell>
          <table:table-cell table:style-name="Таблица1.A2" office:value-type="string">
            <text:p text:style-name="P56">1. <text:span text:style-name="T59">Предупреждение, что </text:span>указанные координаты выстрела<text:span text:style-name="T59"> выход</text:span>я<text:span text:style-name="T59">т за границы поля</text:span></text:p>
          </table:table-cell>
          <table:table-cell table:style-name="Таблица1.G2" office:value-type="string">
            <text:p text:style-name="P36">Failed</text:p>
          </table:table-cell>
        </table:table-row>
        <table:table-row table:style-name="Таблица1.5">
          <table:table-cell table:style-name="Таблица1.A2" office:value-type="string">
            <text:p text:style-name="P39">6 </text:p>
          </table:table-cell>
          <table:table-cell table:style-name="Таблица1.A2" office:value-type="string">
            <text:p text:style-name="P49">Размещение кораблей не по правилам игры (наложением друг на друга)</text:p>
          </table:table-cell>
          <table:table-cell table:style-name="Таблица1.A2" office:value-type="string">
            <text:p text:style-name="P58">4,<text:span text:style-name="T15">5 </text:span></text:p>
          </table:table-cell>
          <table:table-cell table:style-name="Таблица1.A2" office:value-type="string">
            <text:p text:style-name="P46">Началась расстановка кораблей</text:p>
          </table:table-cell>
          <table:table-cell table:style-name="Таблица1.A2" office:value-type="string">
            <text:p text:style-name="P57">1. Ввести координате <text:span text:style-name="T15">X </text:span><text:span text:style-name="T28">значение </text:span><text:span text:style-name="T33">4</text:span><text:span text:style-name="T28">.</text:span></text:p>
            <text:p text:style-name="P57"><text:span text:style-name="T28">2. Ввести координате </text:span><text:span text:style-name="T15">Y </text:span><text:span text:style-name="T28">значение </text:span><text:span text:style-name="T34">5</text:span><text:span text:style-name="T33">.</text:span></text:p>
            <text:p text:style-name="P50">3. Выбрать способ размещения «<text:span text:style-name="T63">горизонтальный</text:span>»</text:p>
            <text:p text:style-name="P50">4. Повтроить те же действия для всех типов кораблей</text:p>
          </table:table-cell>
          <table:table-cell table:style-name="Таблица1.A2" office:value-type="string">
            <text:p text:style-name="P59">1. Предупреждение о запрете размещения кораблей на одних и тех же координатах</text:p>
          </table:table-cell>
          <table:table-cell table:style-name="Таблица1.G2" office:value-type="string">
            <text:p text:style-name="P37">Failed</text:p>
          </table:table-cell>
        </table:table-row>
        <table:table-row table:style-name="Таблица1.5">
          <table:table-cell table:style-name="Таблица1.A2" office:value-type="string">
            <text:p text:style-name="P51">7</text:p>
          </table:table-cell>
          <table:table-cell table:style-name="Таблица1.A2" office:value-type="string">
            <text:p text:style-name="P22"><text:s/><text:span text:style-name="T57">Закрытие приложения</text:span></text:p>
          </table:table-cell>
          <table:table-cell table:style-name="Таблица1.A2" office:value-type="string">
            <text:p text:style-name="P44">0</text:p>
          </table:table-cell>
          <table:table-cell table:style-name="Таблица1.A2" office:value-type="string">
            <text:p text:style-name="P22">Запустить <text:span text:style-name="T57">консольное</text:span> приложение</text:p>
          </table:table-cell>
          <table:table-cell table:style-name="Таблица1.A2" office:value-type="string">
            <text:p text:style-name="P24">1. <text:span text:style-name="T65">Ввести </text:span><text:span text:style-name="T47">ц</text:span><text:span text:style-name="T20">и</text:span><text:span text:style-name="T47">фру</text:span><text:span text:style-name="T65"> «</text:span><text:span text:style-name="T19">0</text:span><text:span text:style-name="T65">»</text:span></text:p>
          </table:table-cell>
          <table:table-cell table:style-name="Таблица1.A2" office:value-type="string">
            <text:p text:style-name="P22">1. <text:span text:style-name="T57">Закрытие приложения</text:span></text:p>
          </table:table-cell>
          <table:table-cell table:style-name="Таблица1.G2" office:value-type="string">
            <text:p text:style-name="P32">Passed</text:p>
          </table:table-cell>
        </table:table-row>
        <table:table-row table:style-name="Таблица1.5">
          <table:table-cell table:style-name="Таблица1.A2" office:value-type="string">
            <text:p text:style-name="P40">8 </text:p>
          </table:table-cell>
          <table:table-cell table:style-name="Таблица1.A2" office:value-type="string">
            <text:p text:style-name="P52">Ввод символа при запуске <text:soft-page-break/>игрового процесса</text:p>
          </table:table-cell>
          <table:table-cell table:style-name="Таблица1.A2" office:value-type="string">
            <text:p text:style-name="P41">w</text:p>
          </table:table-cell>
          <table:table-cell table:style-name="Таблица1.A2" office:value-type="string">
            <text:p text:style-name="P25">Запустить <text:span text:style-name="T57">консольное</text:span> приложение</text:p>
          </table:table-cell>
          <table:table-cell table:style-name="Таблица1.A2" office:value-type="string">
            <text:p text:style-name="P41">1. <text:span text:style-name="T28">Вв</text:span><text:span text:style-name="T35">ести символ «</text:span><text:span text:style-name="T66">w</text:span><text:span text:style-name="T35">» </text:span><text:span text:style-name="T36">или любой другую букву</text:span></text:p>
          </table:table-cell>
          <table:table-cell table:style-name="Таблица1.A2" office:value-type="string">
            <text:p text:style-name="P26">1. <text:span text:style-name="T51">Вывод сообщения </text:span><text:span text:style-name="T55">о неправильном вводе</text:span></text:p>
            <text:p text:style-name="P30">2. Программа перезапуститься</text:p>
          </table:table-cell>
          <table:table-cell table:style-name="Таблица1.G2" office:value-type="string">
            <text:p text:style-name="P42">Faile<text:span text:style-name="T67">d</text:span></text:p>
          </table:table-cell>
        </table:table-row>
      </table:table>
      <text:p text:style-name="Standard"/>
      <text:p text:style-name="P18"/>
      <text:p text:style-name="P62"/>
      <text:p text:style-name="Table"/>
      <text:p text:style-name="P62">Таблица <text:sequence text:ref-name="refTable1" text:name="Table" text:formula="ooow:Table+1" style:num-format="1">2</text:sequence>. Баг репорт №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 table:number-columns-repeated="2"/>
        <table:table-column table:style-name="Таблица2.A"/>
        <table:table-row>
          <table:table-cell table:style-name="Таблица2.A1" office:value-type="string">
            <text:p text:style-name="P67">Заголовок </text:p>
          </table:table-cell>
          <table:table-cell table:style-name="Таблица2.A1" office:value-type="string">
            <text:p text:style-name="P67">Описание </text:p>
          </table:table-cell>
          <table:table-cell table:style-name="Таблица2.A1" office:value-type="string">
            <text:p text:style-name="P67">Шаги воспроизведения </text:p>
          </table:table-cell>
          <table:table-cell table:style-name="Таблица2.A1" office:value-type="string">
            <text:p text:style-name="P67">Фактический результат</text:p>
          </table:table-cell>
          <table:table-cell table:style-name="Таблица2.A1" office:value-type="string">
            <text:p text:style-name="P67">Ожидаемый результат</text:p>
          </table:table-cell>
          <table:table-cell table:style-name="Таблица2.F1" office:value-type="string">
            <text:p text:style-name="P68">Окр<text:span text:style-name="T72">ужение </text:span></text:p>
          </table:table-cell>
        </table:table-row>
        <table:table-row>
          <table:table-cell table:style-name="Таблица2.A2" office:value-type="string">
            <text:p text:style-name="P53">Ввод <text:span text:style-name="T77">буквы</text:span> при запуске <text:span text:style-name="T76">программы</text:span></text:p>
          </table:table-cell>
          <table:table-cell table:style-name="Таблица2.A2" office:value-type="string">
            <text:p text:style-name="P65">При вводе символа программа за<text:span text:style-name="T74">вершает свою работу без какого-либо вывода</text:span></text:p>
          </table:table-cell>
          <table:table-cell table:style-name="Таблица2.A2" office:value-type="string">
            <text:p text:style-name="P64">1. Запустить программу </text:p>
            <text:p text:style-name="P64">2. <text:span text:style-name="T68">Ввести в поле начала и</text:span><text:span text:style-name="T37">гры символ букву</text:span><text:span text:style-name="T22">(</text:span><text:span text:style-name="T37">н. п. «</text:span><text:span text:style-name="T23">w</text:span><text:span text:style-name="T37">»</text:span><text:span text:style-name="T24">)</text:span></text:p>
            <text:p text:style-name="P63"><text:span text:style-name="T24">3. </text:span><text:span text:style-name="T28">Нажать </text:span><text:span text:style-name="T15">Enter</text:span></text:p>
          </table:table-cell>
          <table:table-cell table:style-name="Таблица2.A2" office:value-type="string">
            <text:p text:style-name="P54">Программа завершила <text:span text:style-name="T73">работу</text:span></text:p>
          </table:table-cell>
          <table:table-cell table:style-name="Таблица2.A2" office:value-type="string">
            <text:p text:style-name="P66"><text:s/><text:span text:style-name="T75">П</text:span>рограмма выводит сообщение о некорректном вводе</text:p>
          </table:table-cell>
          <table:table-cell table:style-name="Таблица2.F2" office:value-type="string">
            <text:p text:style-name="P43">Visual Studio, <text:span text:style-name="T28">ОС — </text:span>Windows 10.</text:p>
          </table:table-cell>
        </table:table-row>
      </table:table>
      <text:p text:style-name="Table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6"/>
      <text:p text:style-name="P76"><text:soft-page-break/></text:p>
      <text:p text:style-name="P62">Таблица <text:sequence text:ref-name="refTable2" text:name="Table" text:formula="ooow:Table+1" style:num-format="1">3</text:sequence>. <text:s/>Баг репорт №2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 table:number-columns-repeated="2"/>
        <table:table-column table:style-name="Таблица3.A"/>
        <table:table-row>
          <table:table-cell table:style-name="Таблица3.A1" office:value-type="string">
            <text:p text:style-name="P88">Заголовок </text:p>
          </table:table-cell>
          <table:table-cell table:style-name="Таблица3.A1" office:value-type="string">
            <text:p text:style-name="P88">Описание </text:p>
          </table:table-cell>
          <table:table-cell table:style-name="Таблица3.A1" office:value-type="string">
            <text:p text:style-name="P88">Шаги воспроизведения </text:p>
          </table:table-cell>
          <table:table-cell table:style-name="Таблица3.A1" office:value-type="string">
            <text:p text:style-name="P88">Фактический результат</text:p>
          </table:table-cell>
          <table:table-cell table:style-name="Таблица3.A1" office:value-type="string">
            <text:p text:style-name="P88">Ожидаемый результат</text:p>
          </table:table-cell>
          <table:table-cell table:style-name="Таблица3.F1" office:value-type="string">
            <text:p text:style-name="P92">Окр<text:span text:style-name="T72">ужение </text:span></text:p>
          </table:table-cell>
        </table:table-row>
        <table:table-row>
          <table:table-cell table:style-name="Таблица3.A2" office:value-type="string">
            <text:p text:style-name="P106"><text:span text:style-name="T69">Размещение кораблей наложением</text:span> </text:p>
          </table:table-cell>
          <table:table-cell table:style-name="Таблица3.A2" office:value-type="string">
            <text:p text:style-name="P107"><text:span text:style-name="T78">Все к</text:span>орабли можно размещать на одних и тех же координатах</text:p>
          </table:table-cell>
          <table:table-cell table:style-name="Таблица3.A2" office:value-type="string">
            <text:p text:style-name="P98">1. Запустить программу </text:p>
            <text:p text:style-name="P108">2. Дойти до ввода координат кораблей</text:p>
            <text:p text:style-name="P80"><text:span text:style-name="T70">3</text:span>. Ввести координате <text:span text:style-name="T15">X </text:span><text:span text:style-name="T28">значение </text:span><text:span text:style-name="T33">4</text:span><text:span text:style-name="T28">.</text:span></text:p>
            <text:p text:style-name="P80"><text:span text:style-name="T38">4</text:span><text:span text:style-name="T28">. Ввести координате </text:span><text:span text:style-name="T15">Y </text:span><text:span text:style-name="T28">значение </text:span><text:span text:style-name="T33">4.</text:span></text:p>
            <text:p text:style-name="P77"><text:span text:style-name="T71">5</text:span>. Выбрать способ размещения «вертикальный»</text:p>
            <text:p text:style-name="P77"><text:span text:style-name="T25">6</text:span><text:span text:style-name="T15">. Повтроить те же действия для всех типов кораблей</text:span></text:p>
          </table:table-cell>
          <table:table-cell table:style-name="Таблица3.A2" office:value-type="string">
            <text:p text:style-name="P113">Корабли ставятся в одно и тоже место на поле</text:p>
          </table:table-cell>
          <table:table-cell table:style-name="Таблица3.A2" office:value-type="string">
            <text:p text:style-name="P114">Предупреждение, что размещение кораблей таким образом запрещено</text:p>
          </table:table-cell>
          <table:table-cell table:style-name="Таблица3.F2" office:value-type="string">
            <text:p text:style-name="P102">Visual Studio, <text:span text:style-name="T28">ОС — </text:span>Windows 10.</text:p>
          </table:table-cell>
        </table:table-row>
      </table:table>
      <text:p text:style-name="P75"/>
      <text:p text:style-name="P60"/>
      <text:p text:style-name="P60"/>
      <text:p text:style-name="P60"/>
      <text:p text:style-name="P60"/>
      <text:p text:style-name="P60"/>
      <text:p text:style-name="P60"/>
      <text:p text:style-name="P62"><text:soft-page-break/>Таблица <text:sequence text:ref-name="refTable3" text:name="Table" text:formula="ooow:Table+1" style:num-format="1">4</text:sequence>. Баг репорт №3</text:p>
      <text:p text:style-name="P8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 table:number-columns-repeated="2"/>
        <table:table-column table:style-name="Таблица4.A"/>
        <table:table-row>
          <table:table-cell table:style-name="Таблица4.A1" office:value-type="string">
            <text:p text:style-name="P90">Заголовок </text:p>
          </table:table-cell>
          <table:table-cell table:style-name="Таблица4.A1" office:value-type="string">
            <text:p text:style-name="P90">Описание </text:p>
          </table:table-cell>
          <table:table-cell table:style-name="Таблица4.A1" office:value-type="string">
            <text:p text:style-name="P90">Шаги воспроизведения </text:p>
          </table:table-cell>
          <table:table-cell table:style-name="Таблица4.A1" office:value-type="string">
            <text:p text:style-name="P90">Фактический результат</text:p>
          </table:table-cell>
          <table:table-cell table:style-name="Таблица4.A1" office:value-type="string">
            <text:p text:style-name="P90">Ожидаемый результат</text:p>
          </table:table-cell>
          <table:table-cell table:style-name="Таблица4.F1" office:value-type="string">
            <text:p text:style-name="P94">Окр<text:span text:style-name="T72">ужение </text:span></text:p>
          </table:table-cell>
        </table:table-row>
        <table:table-row>
          <table:table-cell table:style-name="Таблица4.A2" office:value-type="string">
            <text:p text:style-name="P117">Размещение корабля за границей поля</text:p>
          </table:table-cell>
          <table:table-cell table:style-name="Таблица4.A2" office:value-type="string">
            <text:p text:style-name="P119">Программа аварийно завершает работу при размещении корабля за границей поля</text:p>
          </table:table-cell>
          <table:table-cell table:style-name="Таблица4.A2" office:value-type="string">
            <text:p text:style-name="P100">1. Запустить программу </text:p>
            <text:p text:style-name="P111">2. Дойти до ввода координат кораблей</text:p>
            <text:p text:style-name="P123">3. Разместить корабль на координатах 10, 10</text:p>
            <text:p text:style-name="P130"><text:span text:style-name="T26">4.</text:span><text:span text:style-name="T27">При выборе направления по заданным координатам надо выбрать способ размещения «Горизонтальный»</text:span></text:p>
          </table:table-cell>
          <table:table-cell table:style-name="Таблица4.A2" office:value-type="string">
            <text:p text:style-name="P126">Аварийное завершение работы программы</text:p>
          </table:table-cell>
          <table:table-cell table:style-name="Таблица4.A2" office:value-type="string">
            <text:p text:style-name="P128">Предупреждение о недопустимой расстановке кораблей</text:p>
          </table:table-cell>
          <table:table-cell table:style-name="Таблица4.F2" office:value-type="string">
            <text:p text:style-name="P104">Visual Studio, <text:span text:style-name="T28">ОС — </text:span>Windows 10.</text:p>
          </table:table-cell>
        </table:table-row>
      </table:table>
      <text:p text:style-name="P85"/>
      <text:p text:style-name="P62">Таблица <text:sequence text:ref-name="refTable4" text:name="Table" text:formula="ooow:Table+1" style:num-format="1">5</text:sequence>.Баг репорт №4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B" table:number-columns-repeated="2"/>
        <table:table-column table:style-name="Таблица5.A"/>
        <table:table-row>
          <table:table-cell table:style-name="Таблица5.A1" office:value-type="string">
            <text:p text:style-name="P91">Заголовок </text:p>
          </table:table-cell>
          <table:table-cell table:style-name="Таблица5.A1" office:value-type="string">
            <text:p text:style-name="P91">Описание </text:p>
          </table:table-cell>
          <table:table-cell table:style-name="Таблица5.A1" office:value-type="string">
            <text:p text:style-name="P91">Шаги воспроизведения </text:p>
          </table:table-cell>
          <table:table-cell table:style-name="Таблица5.A1" office:value-type="string">
            <text:p text:style-name="P91">Фактический результат</text:p>
          </table:table-cell>
          <table:table-cell table:style-name="Таблица5.A1" office:value-type="string">
            <text:p text:style-name="P91">Ожидаемый результат</text:p>
          </table:table-cell>
          <table:table-cell table:style-name="Таблица5.F1" office:value-type="string">
            <text:p text:style-name="P95">Окр<text:span text:style-name="T72">ужение </text:span></text:p>
          </table:table-cell>
        </table:table-row>
        <table:table-row>
          <table:table-cell table:style-name="Таблица5.A2" office:value-type="string">
            <text:p text:style-name="P79">Победа над противником</text:p>
          </table:table-cell>
          <table:table-cell table:style-name="Таблица5.A2" office:value-type="string">
            <text:p text:style-name="P120">При <text:span text:style-name="T60">победе над противником игра продолжается</text:span></text:p>
          </table:table-cell>
          <table:table-cell table:style-name="Таблица5.A2" office:value-type="string">
            <text:p text:style-name="P83"><text:span text:style-name="T27">Победить компьютер в игре</text:span></text:p>
          </table:table-cell>
          <table:table-cell table:style-name="Таблица5.A2" office:value-type="string">
            <text:p text:style-name="P121"><text:span text:style-name="T28">При </text:span><text:span text:style-name="T40">победе над противником игра продолжается</text:span></text:p>
          </table:table-cell>
          <table:table-cell table:style-name="Таблица5.A2" office:value-type="string">
            <text:p text:style-name="P84">Вывод сообщенния «Вы победили!»</text:p>
          </table:table-cell>
          <table:table-cell table:style-name="Таблица5.F2" office:value-type="string">
            <text:p text:style-name="P105">Visual Studio, <text:span text:style-name="T28">ОС — </text:span>Windows 10.</text:p>
          </table:table-cell>
        </table:table-row>
      </table:table>
      <text:h text:style-name="P73" text:outline-level="2"><text:span text:style-name="T12">3</text:span> <text:span text:style-name="T39">Вывод</text:span></text:h>
      <text:p text:style-name="P61"><text:span text:style-name="T39">В </text:span><text:span text:style-name="T28">ходе тестирования игры морской бой, выявились существенные недостатки программы, среди которых отсутствие обработки исключений, </text:span><text:span text:style-name="T41">неправильная реализация логики игры. </text:span><text:span text:style-name="T42">Необходимо добавить в программу обработку исключений, чтобы избежать нежелательных аварийных зав</text:span><text:span text:style-name="T45">е</text:span><text:span text:style-name="T42">ршений программы </text:span><text:span text:style-name="T43">при некорректном вводе данных</text:span><text:span text:style-name="T42">, также следует исправить логику игры, добавить возможность выигрыша или проигрыша </text:span><text:span text:style-name="T44">в ней</text:span><text:span text:style-name="T45">, необходимо исправить механику размещения кораблей на поле, которая в текущем состоянии также «лом</text:span><text:span text:style-name="T46">ает» логику игр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5H3M47S</meta:editing-duration>
    <meta:editing-cycles>182</meta:editing-cycles>
    <meta:generator>LibreOffice/24.2.2.2$Windows_X86_64 LibreOffice_project/d56cc158d8a96260b836f100ef4b4ef25d6f1a01</meta:generator>
    <dc:title>Реферат ГОСТ</dc:title>
    <dc:date>2024-04-18T21:02:37.991000000</dc:date>
    <meta:document-statistic meta:table-count="5" meta:image-count="0" meta:object-count="0" meta:page-count="8" meta:paragraph-count="162" meta:word-count="699" meta:character-count="5033" meta:non-whitespace-character-count="4459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